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A000000DD000000DD70DD954D.svm"/>
  <manifest:file-entry manifest:media-type="" manifest:full-path="Object 1/Pictures/2000000A000000DD000000DDF1F7E11A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613cm" svg:height="8.999cm" svg:x="0.087cm" svg:y="0.07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1.8cm" fo:page-height="9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1-24T14:09:52.991602104</meta:creation-date>
    <dc:date>2016-06-14T19:06:39.64</dc:date>
    <meta:editing-duration>PT48S</meta:editing-duration>
    <meta:editing-cycles>2</meta:editing-cycles>
    <meta:generator>OpenOffice/4.1.2$Win32 OpenOffice.org_project/412m3$Build-9782</meta:generator>
    <dc:creator>Julien Loiseau</dc:cre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6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false">
        <chart:symbol-image xlink:href="Pictures/2000000A000000DD000000DDF1F7E11A.svm" xlink:type="simple" xlink:actuate="onLoad"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 chart:link-data-style-to-source="false">
        <chart:symbol-image xlink:href="Pictures/2000000A000000DD000000DD70DD954D.svm" xlink:type="simple" xlink:actuate="onLoad"/>
      </style:chart-properties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 chart:link-data-style-to-source="fals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614cm" svg:height="9cm" xlink:href="." xlink:type="simple" chart:class="chart:scatter" chart:style-name="ch1">
        <chart:legend svg:x="7.917cm" svg:y="0.273cm" style:legend-expansion="custom" chartooo:width="3.372cm" chartooo:height="2.118cm" style:legend-expansion-aspect-ratio="1.59206798866856" chart:style-name="ch2"/>
        <chart:plot-area chart:style-name="ch3" chart:data-source-has-labels="both" svg:x="0.559cm" svg:y="0.038cm" svg:width="10.841cm" svg:height="8.467cm">
          <chartooo:coordinate-region svg:x="1.18cm" svg:y="0.25cm" svg:width="10.126cm" svg:height="7.582cm"/>
          <chart:axis chart:dimension="x" chart:name="primary-x" chart:style-name="ch4" chartooo:axis-type="auto">
            <chart:title svg:x="5.34cm" svg:y="8.413cm" chart:style-name="ch5">
              <text:p>Iteration</text:p>
            </chart:title>
            <chart:categories table:cell-range-address="local-table.$A$2:.$A$8"/>
          </chart:axis>
          <chart:axis chart:dimension="y" chart:name="primary-y" chart:style-name="ch6">
            <chart:title svg:x="0.032cm" svg:y="5.443cm" chart:style-name="ch7">
              <text:p>Time (ms)</text:p>
            </chart:title>
            <chart:grid chart:style-name="ch8" chart:class="major"/>
          </chart:axis>
          <chart:series chart:style-name="ch9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0" chart:values-cell-range-address="local-table.$D$2:.$D$8" chart:label-cell-address="local-table.$D$1" chart:class="chart:scatter">
            <chart:data-point chart:repeated="7"/>
          </chart:series>
          <chart:series chart:style-name="ch11" chart:values-cell-range-address="local-table.$E$2:.$E$8" chart:label-cell-address="local-table.$E$1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SR</text:p>
              </table:table-cell>
              <table:table-cell office:value-type="string">
                <text:p>CSC</text:p>
              </table:table-cell>
              <table:table-cell office:value-type="string">
                <text:p>Hybri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.5">
                <text:p>12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6.6">
                <text:p>6.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